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c0" officeooo:paragraph-rsid="0013afc0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3afc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57f2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172cc5" officeooo:paragraph-rsid="00172cc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3afc0" officeooo:paragraph-rsid="0013afc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3afc0" officeooo:paragraph-rsid="0013afc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72cc5" officeooo:paragraph-rsid="00172cc5" style:font-size-asian="17.5pt" style:font-weight-asian="bold" style:font-size-complex="20pt" style:font-weight-complex="bold"/>
    </style:style>
    <style:style style:name="P14" style:family="paragraph" style:parent-style-name="List_20_Contents">
      <style:text-properties officeooo:paragraph-rsid="0018bc82"/>
    </style:style>
    <style:style style:name="P15" style:family="paragraph" style:parent-style-name="List_20_Contents">
      <style:paragraph-properties fo:margin-left="0cm" fo:margin-right="0cm" fo:text-indent="0cm" style:auto-text-indent="false"/>
      <style:text-properties officeooo:rsid="0019a57a" officeooo:paragraph-rsid="0019a57a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5pt" style:font-weight-asian="normal" style:font-size-complex="15pt" style:font-weight-complex="normal"/>
    </style:style>
    <style:style style:name="P18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9a57a" officeooo:paragraph-rsid="0019a57a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da9a3" officeooo:paragraph-rsid="0019a57a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T1" style:family="text">
      <style:text-properties officeooo:rsid="00157f27"/>
    </style:style>
    <style:style style:name="T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17df9c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19a57a" style:font-size-asian="13.1000003814697pt" style:font-weight-asian="normal" style:font-size-complex="15pt" style:font-weight-complex="normal"/>
    </style:style>
    <style:style style:name="T5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6" style:family="text">
      <style:text-properties fo:font-size="15pt" fo:font-style="italic" fo:font-weight="normal" officeooo:rsid="0019a57a" style:font-size-asian="13.1000003814697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19bff9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19a57a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T11" style:family="text">
      <style:text-properties fo:font-size="15pt" fo:font-style="normal" fo:font-weight="bold" officeooo:rsid="0019bff9" style:font-size-asian="13.1000003814697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5pt" fo:font-style="normal" fo:font-weight="bold" officeooo:rsid="0019a57a" style:font-size-asian="13.1000003814697pt" style:font-style-asian="normal" style:font-weight-asian="bold" style:font-size-complex="15pt" style:font-style-complex="normal" style:font-weight-complex="bold"/>
    </style:style>
    <style:style style:name="T13" style:family="text">
      <style:text-properties officeooo:rsid="001c2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0">Corso di Compilatori</text:p>
      <text:p text:style-name="P10">Anno accademico</text:p>
      <text:p text:style-name="P9">2015/20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LEXER</text:p>
      <text:p text:style-name="P10">{go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upervisore <text:s text:c="54"/>Studenti</text:p>
      <text:p text:style-name="P8">Prof. Gennaro Costagliola <text:s text:c="55"/>Luigi Lomasto</text:p>
      <text:p text:style-name="P8"><text:s text:c="99"/><text:span text:style-name="T13">Andrea Soldà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Obiettivi </text:p>
      <text:p text:style-name="P12"/>
      <text:p text:style-name="P4">L’ obiettivo <text:s/>è quello di creare un Lexer <text:s/>in grado di fare l’analisi lessicale di un qualsiasi file GO. <text:s/>Di seguito sarà illustrata la fase implementative e verranno mostrati i file GO analizzati.</text:p>
      <text:p text:style-name="P4"/>
      <text:p text:style-name="P4"/>
      <text:p text:style-name="P13"/>
      <text:p text:style-name="P13"/>
      <text:p text:style-name="P13">Realizzazione del Lexer</text:p>
      <text:p text:style-name="P13"/>
      <text:p text:style-name="P5">Per l'implementazione del Lexer è stato utilizzato il tool Jflex, un generatore realizzato in Java che, a partire dalle specifiche lessicali, ne genera un analizzatore lessicale.</text:p>
      <text:p text:style-name="P5"/>
      <text:p text:style-name="P5">Per prima cosa, abbiamo studiato il manuale di riferimento del linguaggio GO, che è possibile visionare al link sottostante.</text:p>
      <text:p text:style-name="P5"/>
      <text:p text:style-name="P7"><text:a xlink:type="simple" xlink:href="https://golang.org/ref/spec#Integer_literals">https://golang.org/ref/spec#Integer_literals</text:a></text:p>
      <text:p text:style-name="P7"/>
      <text:p text:style-name="P7"/>
      <text:p text:style-name="P6">Ci siamo focalizzati quindi sugli elementi lessicali del linguaggio elencati di seguito.</text:p>
      <text:p text:style-name="P6"/>
      <text:p text:style-name="List_20_Contents"><text:a xlink:type="simple" xlink:href="https://golang.org/ref/spec#Comments">Comments</text:a></text:p>
      <text:p text:style-name="List_20_Contents"><text:a xlink:type="simple" xlink:href="https://golang.org/ref/spec#Tokens">Tokens</text:a></text:p>
      <text:p text:style-name="List_20_Contents"><text:a xlink:type="simple" xlink:href="https://golang.org/ref/spec#Semicolons">Semicolons</text:a></text:p>
      <text:p text:style-name="List_20_Contents"><text:a xlink:type="simple" xlink:href="https://golang.org/ref/spec#Identifiers">Identifiers</text:a></text:p>
      <text:p text:style-name="List_20_Contents"><text:a xlink:type="simple" xlink:href="https://golang.org/ref/spec#Keywords">Keywords</text:a></text:p>
      <text:p text:style-name="List_20_Contents"><text:a xlink:type="simple" xlink:href="https://golang.org/ref/spec#Operators_and_Delimiters">Operators and Delimiters</text:a></text:p>
      <text:p text:style-name="List_20_Contents"><text:a xlink:type="simple" xlink:href="https://golang.org/ref/spec#Integer_literals">Integer literals</text:a></text:p>
      <text:p text:style-name="List_20_Contents"><text:a xlink:type="simple" xlink:href="https://golang.org/ref/spec#Floating-point_literals">Floating-point literals</text:a></text:p>
      <text:p text:style-name="List_20_Contents"><text:a xlink:type="simple" xlink:href="https://golang.org/ref/spec#Imaginary_literals">Imaginary literals</text:a></text:p>
      <text:p text:style-name="P14"><text:a xlink:type="simple" xlink:href="https://golang.org/ref/spec#Rune_literals">Rune literals</text:a></text:p>
      <text:p text:style-name="P14"><text:a xlink:type="simple" xlink:href="https://golang.org/ref/spec#String_literals">String literals</text:a><text:span text:style-name="T3"> </text:span></text:p>
      <text:p text:style-name="P14"/>
      <text:p text:style-name="P20"/>
      <text:p text:style-name="P20"><text:span text:style-name="T3">P</text:span><text:span text:style-name="T4">er poter usare i simboli della classe </text:span><text:span text:style-name="T6">sym.java </text:span><text:span text:style-name="T9">abbiamo importato la libreria </text:span><text:span text:style-name="T12">java_cup.runtime</text:span><text:span text:style-name="T9">. Di solito tale file viene generato automaticamente dal file .cup a partire dalla grammatica del linguaggio. <text:s/></text:span><text:span text:style-name="T8">Per poter memorizzare le </text:span><text:soft-page-break/><text:span text:style-name="T8">tabelle dei simboli di stringhe e simboli, è stata importata la classe </text:span><text:span text:style-name="T11">java.util.Hashtable </text:span><text:span text:style-name="T8">e realizzata una classe (Tables.java) contenente le rispettive tabelle di stringhe e simboli.</text:span></text:p>
      <text:p text:style-name="P19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55:12.215980444</meta:creation-date>
    <dc:date>2016-05-12T12:06:01.752354015</dc:date>
    <meta:editing-duration>PT16H47M24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27" meta:word-count="189" meta:character-count="1563" meta:non-whitespace-character-count="1187"/>
  </office:meta>
</office:document-meta>
</file>